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T18" style:parent-style-name="Standardnípísmoodstavce" style:family="text">
      <style:text-properties fo:color="#000000"/>
    </style:style>
    <style:style style:name="T19" style:parent-style-name="instruk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fo:color="#000000"/>
    </style:style>
    <style:style style:name="T23" style:parent-style-name="instrukce" style:family="text">
      <style:text-properties fo:color="#000000"/>
    </style:style>
    <style:style style:name="T24" style:parent-style-name="instrukce" style:family="text">
      <style:text-properties fo:color="#000000"/>
    </style:style>
    <style:style style:name="T25" style:parent-style-name="instrukce" style:family="text">
      <style:text-properties fo:color="#000000"/>
    </style:style>
    <style:style style:name="P26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7" style:parent-style-name="instrukce" style:family="text">
      <style:text-properties fo:color="#000000"/>
    </style:style>
    <style:style style:name="T28" style:parent-style-name="instrukce" style:family="text">
      <style:text-properties fo:color="#000000"/>
    </style:style>
    <style:style style:name="T29" style:parent-style-name="instrukce" style:family="text">
      <style:text-properties fo:color="#000000"/>
    </style:style>
    <style:style style:name="T30" style:parent-style-name="instrukce" style:family="text">
      <style:text-properties fo:color="#000000"/>
    </style:style>
    <style:style style:name="T31" style:parent-style-name="instrukce" style:family="text">
      <style:text-properties fo:color="#000000"/>
    </style:style>
    <style:style style:name="T32" style:parent-style-name="instrukce" style:family="text">
      <style:text-properties fo:color="#000000"/>
    </style:style>
    <style:style style:name="T33" style:parent-style-name="instrukce" style:family="text">
      <style:text-properties fo:color="#000000"/>
    </style:style>
    <style:style style:name="T34" style:parent-style-name="instrukce" style:family="text">
      <style:text-properties fo:color="#000000"/>
    </style:style>
    <style:style style:name="T35" style:parent-style-name="instrukce" style:family="text">
      <style:text-properties fo:color="#000000"/>
    </style:style>
    <style:style style:name="P36" style:parent-style-name="Základnítext" style:family="paragraph">
      <style:paragraph-properties fo:text-align="start"/>
    </style:style>
    <style:style style:name="T37" style:parent-style-name="instrukce" style:family="text">
      <style:text-properties fo:color="#000000"/>
    </style:style>
    <style:style style:name="P38" style:parent-style-name="Základnítext" style:family="paragraph">
      <style:paragraph-properties fo:text-align="start"/>
    </style:style>
    <style:style style:name="T39" style:parent-style-name="instrukce" style:family="text">
      <style:text-properties fo:color="#000000"/>
    </style:style>
    <style:style style:name="P40" style:parent-style-name="Základnítext" style:family="paragraph">
      <style:paragraph-properties fo:text-align="start"/>
    </style:style>
    <style:style style:name="T41" style:parent-style-name="instrukce" style:family="text">
      <style:text-properties fo:color="#000000"/>
    </style:style>
    <style:style style:name="P42" style:parent-style-name="Základnítext" style:family="paragraph">
      <style:paragraph-properties fo:text-align="start"/>
    </style:style>
    <style:style style:name="T43" style:parent-style-name="instrukce" style:family="text">
      <style:text-properties fo:color="#000000"/>
    </style:style>
    <style:style style:name="P44" style:parent-style-name="Základnítext" style:family="paragraph">
      <style:paragraph-properties fo:text-align="start"/>
    </style:style>
    <style:style style:name="T45" style:parent-style-name="instrukce" style:family="text">
      <style:text-properties fo:color="#000000"/>
    </style:style>
    <style:style style:name="T46" style:parent-style-name="instrukce" style:family="text">
      <style:text-properties fo:color="#000000"/>
    </style:style>
    <style:style style:name="T47" style:parent-style-name="instrukce" style:family="text">
      <style:text-properties fo:color="#000000"/>
    </style:style>
    <style:style style:name="T48" style:parent-style-name="instrukce" style:family="text">
      <style:text-properties fo:color="#000000"/>
    </style:style>
    <style:style style:name="T49" style:parent-style-name="instrukce" style:family="text">
      <style:text-properties fo:color="#000000"/>
    </style:style>
    <style:style style:name="T50" style:parent-style-name="instrukce" style:family="text">
      <style:text-properties fo:color="#000000"/>
    </style:style>
    <style:style style:name="T51" style:parent-style-name="instrukce" style:family="text">
      <style:text-properties fo:color="#000000"/>
    </style:style>
    <style:style style:name="P5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5/2024</text:p>
            <text:p text:style-name="Normální">KVOP-20083/2024</text:p>
            <text:p text:style-name="Normální">22. 05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><text:bookmark-start text:name="Text4"/>Vážený pan<text:s/><text:bookmark-end text:name="Text4"/></text:p>
            <text:p text:style-name="Normální">M. P.</text:p>
            <text:p text:style-name="Normální"><text:bookmark-start text:name="Text6"/>předseda<text:bookmark-end text:name="Text6"/></text:p>
            <text:p text:style-name="Normální">Č.R, z. s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Sdělení o vyřízení žádosti o informace podle zákona č. 106/1999 Sb., o svobodném přístupu k informacím</text:h>
      <text:p text:style-name="Základnítext"/>
      <text:p text:style-name="Základnítext">Vážený pane P.,</text:p>
      <text:p text:style-name="Základnítext"><text:span text:style-name="T18">dne<text:s/></text:span><text:span text:style-name="T19">20. 5. 2024</text:span><text:span text:style-name="T20"><text:s/>obdržela Kancelář veřejného ochránce práv žádost Vašeho spolku o informace.<text:s/></text:span>Žádáte o sdělení:</text:p>
      <text:list text:style-name="LFO3_1" text:continue-numbering="true">
        <text:list-item>
          <text:p text:style-name="P21"><text:span text:style-name="T22">Kterým orgánům zaslala Kancelář veřejného ochránce práv zprávu o šetření ve věci obtěžování provozem továrny na výrobu instantních nudlí v</text:span><text:span text:style-name="T23"> </text:span><text:span text:style-name="T24">R</text:span><text:span text:style-name="T25">.</text:span></text:p>
        </text:list-item>
        <text:list-item>
          <text:p text:style-name="P26"><text:span text:style-name="T27">Zda Kancelář veřejného ochránce práv obdržela žádost společnosti</text:span><text:span text:style-name="T28"><text:s/>A.</text:span><text:span text:style-name="T29">, s. r. o. podle zákona č</text:span><text:span text:style-name="T30">. 106/1999 Sb., k poskytnutí této zprávy.</text:span>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T31">Zprávu o šetření ve věci obtěžování provozem továrny na výrobu instantních nudlí v</text:span><text:span text:style-name="T32"> </text:span><text:span text:style-name="T33">R</text:span><text:span text:style-name="T34">.</text:span><text:span text:style-name="T35"><text:s/>(sp. zn. 1389/2023) zaslala Kancelář veřejného ochránce práv těmto orgánům:</text:span></text:p>
      <text:list text:style-name="LFO4" text:continue-numbering="true">
        <text:list-item>
          <text:p text:style-name="P36"><text:span text:style-name="T37">Městskému úřadu Rychvald</text:span></text:p>
        </text:list-item>
        <text:list-item>
          <text:p text:style-name="P38"><text:span text:style-name="T39">Krajskému úřadu Moravskoslezského kraje</text:span></text:p>
        </text:list-item>
        <text:list-item>
          <text:p text:style-name="P40"><text:span text:style-name="T41">Oblastnímu inspektorátu Ostrava České inspekce životního prostředí</text:span></text:p>
        </text:list-item>
        <text:list-item>
          <text:p text:style-name="P42"><text:span text:style-name="T43">Krajské hygienické stanici Moravskoslezského kraje</text:span></text:p>
        </text:list-item>
        <text:list-item>
          <text:p text:style-name="P44"><text:span text:style-name="T45">Ministerstvu pro místní rozvoj</text:span></text:p>
        </text:list-item>
      </text:list>
      <text:h text:style-name="Nadpis2" text:outline-level="2">K bodu č. 2</text:h>
      <text:p text:style-name="Základnítext"><text:span text:style-name="T46">Kancelář veřejného ochránce pr</text:span><text:span text:style-name="T47">áv neobdržela žádnou žádost podle zákona č. 106/1999 Sb., o poskytnutí zprávy o šetření ve věci obtěžování provozem továrny na výrobu instantních nudlí v</text:span><text:span text:style-name="T48"> </text:span><text:span text:style-name="T49">R</text:span><text:span text:style-name="T50">.</text:span><text:span text:style-name="T51"><text:s/>(sp. zn. 1389/2023).</text:span></text:p>
      <text:p text:style-name="Základnítext"/>
      <text:p text:style-name="Základnítext"/>
      <text:p text:style-name="Základnítext">S pozdravem</text:p>
      <text:p text:style-name="P52">JUDr. Pavel Pořízek, Ph.D.</text:p>
      <text:p text:style-name="podpis">vedoucí Kanceláře veřejného ochránce práv</text:p>
      <text:p text:style-name="podpis">(podepsáno elektronicky)</text:p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HOAM*</text:span></text:p>
        <text:p text:style-name="P12"><text:span text:style-name="T13">KVOPX00EHOAM</text:span>KVOPX00EHOA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5T08:22:00Z</meta:creation-date>
    <dc:date>2024-06-25T08:27:00Z</dc:date>
    <meta:print-date>2024-05-22T12:58:00Z</meta:print-date>
    <meta:template xlink:href="KVOP_dopis%20vedoucího" xlink:type="simple"/>
    <meta:editing-cycles>3</meta:editing-cycles>
    <meta:editing-duration>PT360S</meta:editing-duration>
    <meta:user-defined meta:name="ContentTypeId">0x010100D3A71DC738674B4893D02C4CA0E22FAC</meta:user-defined>
    <meta:document-statistic meta:page-count="2" meta:paragraph-count="2" meta:word-count="199" meta:character-count="1373" meta:row-count="9" meta:non-whitespace-character-count="1176"/>
  </office:meta>
</office:document-meta>
</file>